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/>
    <style:font-face style:name="Lucida Sans" svg:font-family="'Lucida Sans'" style:font-family-generic="swiss"/>
    <style:font-face style:name="Amiri Quran" svg:font-family="'Amiri Quran'" style:font-pitch="variable"/>
    <style:font-face style:name="Calibri3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1" svg:font-family="Calibri" style:font-family-generic="swiss" style:font-pitch="variable"/>
    <style:font-face style:name="Calibri2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4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Text_20_body_20__28_user_29_">
      <style:paragraph-properties fo:text-align="justify" style:justify-single-word="false"/>
      <style:text-properties style:font-name="Arial" fo:font-size="8pt" fo:font-weight="bold" fo:background-color="#ffff00" style:font-size-asian="8pt" style:font-weight-asian="bold" style:font-size-complex="8pt" style:font-weight-complex="bold"/>
    </style:style>
    <style:style style:name="P6" style:family="paragraph" style:parent-style-name="Text_20_body_20__28_user_29_">
      <style:paragraph-properties fo:text-align="justify" style:justify-single-word="false"/>
      <style:text-properties officeooo:paragraph-rsid="005ed18c"/>
    </style:style>
    <style:style style:name="P7" style:family="paragraph" style:parent-style-name="Text_20_body_20__28_user_29_">
      <style:paragraph-properties fo:text-align="justify" style:justify-single-word="false"/>
      <style:text-properties fo:color="#000000" loext:opacity="100%" style:font-name="Arial1" fo:font-size="10pt" officeooo:paragraph-rsid="005ed18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8" style:family="paragraph" style:parent-style-name="Text_20_body_20__28_user_29_">
      <style:paragraph-properties fo:text-align="justify" style:justify-single-word="false"/>
      <style:text-properties fo:color="#2a6099" loext:opacity="100%" style:font-name="Arial1" fo:font-size="10pt" fo:font-weight="bold" officeooo:rsid="0050ad52" officeooo:paragraph-rsid="005ed18c" style:letter-kerning="true" fo:background-color="transparent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9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officeooo:paragraph-rsid="00341f21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1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officeooo:rsid="00436bd5" officeooo:paragraph-rsid="00507e8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2" style:family="paragraph" style:parent-style-name="Standard_20__28_user_29_">
      <style:paragraph-properties fo:margin-top="0cm" fo:margin-bottom="0.212cm" style:contextual-spacing="false" fo:text-align="center" style:justify-single-word="false"/>
      <style:text-properties fo:color="#000000" loext:opacity="100%" style:font-name="Arial1" fo:font-size="10pt" fo:letter-spacing="-0.004cm" fo:font-weight="bold" officeooo:rsid="0040657b" officeooo:paragraph-rsid="00480590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3" style:family="paragraph" style:parent-style-name="Standard_20__28_user_29_">
      <style:paragraph-properties fo:margin-top="0cm" fo:margin-bottom="0.212cm" style:contextual-spacing="false" fo:text-align="center" style:justify-single-word="false"/>
      <style:text-properties fo:color="#000000" loext:opacity="100%" style:font-name="Arial1" fo:font-size="10pt" fo:letter-spacing="-0.004cm" fo:font-weight="bold" officeooo:rsid="0040657b" officeooo:paragraph-rsid="0046bd1b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4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miri Quran" fo:font-size="10pt" officeooo:paragraph-rsid="00341f21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5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5d7e92"/>
    </style:style>
    <style:style style:name="P16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5ed18c"/>
    </style:style>
    <style:style style:name="P17" style:family="paragraph" style:parent-style-name="Text_20_body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1" fo:font-size="10pt" officeooo:paragraph-rsid="005ed18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8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fo:language="es" fo:country="ES" officeooo:paragraph-rsid="0052e6f0" fo:background-color="transparent" style:font-size-asian="10pt" style:font-size-complex="10pt"/>
    </style:style>
    <style:style style:name="P19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officeooo:rsid="00006a50" officeooo:paragraph-rsid="0052e6f0"/>
    </style:style>
    <style:style style:name="P20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0pt" officeooo:paragraph-rsid="0052e6f0" style:font-size-asian="10pt" style:font-name-complex="Arial4" style:font-size-complex="10pt"/>
    </style:style>
    <style:style style:name="P21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fo:font-weight="normal" officeooo:rsid="005204af" officeooo:paragraph-rsid="005ed18c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fo:font-weight="normal" officeooo:rsid="00761967" officeooo:paragraph-rsid="005ed18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fo:font-weight="normal" officeooo:rsid="005e39fe" officeooo:paragraph-rsid="005ed18c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P24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fo:font-weight="normal" officeooo:rsid="0076e0a6" officeooo:paragraph-rsid="005ed18c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P25" style:family="paragraph" style:parent-style-name="Text_20_body_20__28_user_29_" style:master-page-name="Standard">
      <style:paragraph-properties fo:text-align="center" style:justify-single-word="false" style:page-number="auto"/>
      <style:text-properties style:font-name="Arial" fo:font-size="13pt" fo:font-style="italic" fo:font-weight="bold" officeooo:paragraph-rsid="00480590" style:font-size-asian="13pt" style:font-style-asian="italic" style:font-weight-asian="bold" style:font-size-complex="13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font-name="Arial1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2" style:family="text">
      <style:text-properties fo:color="#000000" loext:opacity="100%" style:font-name="Arial1" fo:font-size="10pt" officeooo:rsid="00436bd5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3" style:family="text">
      <style:text-properties fo:color="#000000" loext:opacity="100%" style:font-name="Arial1" fo:font-size="10pt" officeooo:rsid="0052be6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4" style:family="text">
      <style:text-properties fo:color="#000000" loext:opacity="100%" style:font-name="Arial1" fo:font-size="10pt" officeooo:rsid="004a36a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5" style:family="text">
      <style:text-properties fo:color="#000000" loext:opacity="100%" style:font-name="Arial1" fo:font-size="10pt" fo:font-weight="bol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6" style:family="text">
      <style:text-properties fo:color="#000000" loext:opacity="100%" style:font-name="Arial1" fo:font-size="10pt" fo:font-weight="normal" officeooo:rsid="005d7e92" style:letter-kerning="true" fo:background-color="transparent" loext:char-shading-value="0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7" style:family="text">
      <style:text-properties fo:color="#000000" loext:opacity="100%" style:font-name="Arial1" fo:font-size="10pt" fo:font-weight="normal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8" style:family="text">
      <style:text-properties fo:color="#000000" loext:opacity="100%" style:font-name="Arial1" fo:font-size="10pt" fo:font-weight="normal" officeooo:rsid="005e39fe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9" style:family="text">
      <style:text-properties fo:color="#000000" loext:opacity="100%" style:font-name="Arial1" fo:font-size="10pt" fo:font-weight="normal" officeooo:rsid="005d850c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10" style:family="text">
      <style:text-properties fo:color="#000000" loext:opacity="100%" style:font-name="Arial1" fo:font-size="10pt" fo:font-weight="normal" officeooo:rsid="005c2e66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11" style:family="text">
      <style:text-properties fo:color="#000000" loext:opacity="100%" style:font-name="Arial1" fo:font-size="10pt" fo:font-weight="normal" officeooo:rsid="005e39fe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bold"/>
    </style:style>
    <style:style style:name="T12" style:family="text">
      <style:text-properties fo:color="#000000" loext:opacity="100%" style:font-name="Arial2" fo:font-size="10pt" fo:letter-spacing="-0.004cm" fo:language="es" fo:country="ES" fo:font-style="normal" style:text-underline-style="none" fo:font-weight="normal" officeooo:rsid="00040fc1" style:letter-kerning="true" fo:background-color="transparent" loext:char-shading-value="0" style:font-name-asian="SimSun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T13" style:family="text">
      <style:text-properties officeooo:rsid="00480590"/>
    </style:style>
    <style:style style:name="T14" style:family="text">
      <style:text-properties fo:color="#2a6099" loext:opacity="100%" style:font-name="Arial" fo:font-size="10pt" fo:font-weight="bold" officeooo:rsid="005e39fe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15" style:family="text">
      <style:text-properties fo:color="#2a6099" loext:opacity="100%" style:font-name="Arial" fo:font-size="10pt" fo:font-weight="bold" officeooo:rsid="005992f7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16" style:family="text">
      <style:text-properties fo:color="#2a6099" loext:opacity="100%" style:font-name="Arial" fo:font-size="10pt" fo:font-weight="bold" officeooo:rsid="005c2e66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17" style:family="text">
      <style:text-properties fo:color="#2a6099" loext:opacity="100%" style:font-name="Arial" fo:font-size="10pt" fo:font-weight="bold" officeooo:rsid="005d850c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18" style:family="text">
      <style:text-properties fo:color="#2a6099" loext:opacity="100%" style:font-name="Arial1" fo:font-size="10pt" fo:font-weight="bold" officeooo:rsid="0052f71f" style:letter-kerning="true" fo:background-color="transparent" loext:char-shading-value="0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19" style:family="text">
      <style:text-properties fo:color="#2a6099" loext:opacity="100%" style:font-name="Arial1" fo:font-size="10pt" fo:font-weight="bold" officeooo:rsid="005d7e92" style:letter-kerning="true" fo:background-color="transparent" loext:char-shading-value="0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20" style:family="text">
      <style:text-properties fo:color="#2a6099" loext:opacity="100%" fo:font-weight="bold" style:font-weight-asian="bold" style:font-weight-complex="bold"/>
    </style:style>
    <style:style style:name="T21" style:family="text">
      <style:text-properties fo:color="#2a6099" loext:opacity="100%" fo:font-weight="bold" officeooo:rsid="0064daf0" style:font-weight-asian="bold" style:font-weight-complex="bold"/>
    </style:style>
    <style:style style:name="T22" style:family="text">
      <style:text-properties fo:color="#2a6099" loext:opacity="100%" fo:font-weight="bold" officeooo:rsid="0076d3f4" style:font-weight-asian="bold" style:font-weight-complex="bold"/>
    </style:style>
    <style:style style:name="T23" style:family="text">
      <style:text-properties fo:color="#2a6099" loext:opacity="100%" fo:font-weight="bold" officeooo:rsid="00658e34" style:font-weight-asian="bold" style:font-weight-complex="bold"/>
    </style:style>
    <style:style style:name="T24" style:family="text">
      <style:text-properties officeooo:rsid="003ef7b0" style:letter-kerning="true" style:font-name-asian="SimSun" style:language-asian="zh" style:country-asian="CN" style:font-name-complex="Lucida Sans1" style:language-complex="hi" style:country-complex="IN"/>
    </style:style>
    <style:style style:name="T25" style:family="text">
      <style:text-properties officeooo:rsid="00480590" style:letter-kerning="true" style:font-name-asian="SimSun" style:language-asian="zh" style:country-asian="CN" style:font-name-complex="Lucida Sans1" style:language-complex="hi" style:country-complex="IN"/>
    </style:style>
    <style:style style:name="T26" style:family="text">
      <style:text-properties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27" style:family="text">
      <style:text-properties officeooo:rsid="00507e80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officeooo:rsid="00436bd5" style:font-weight-asian="bold"/>
    </style:style>
    <style:style style:name="T30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31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32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33" style:family="text">
      <style:text-properties fo:language="es" fo:country="ES" fo:font-weight="bold" officeooo:rsid="00149f96" style:font-weight-asian="bold" style:font-weight-complex="bold"/>
    </style:style>
    <style:style style:name="T34" style:family="text">
      <style:text-properties officeooo:rsid="0055f419"/>
    </style:style>
    <style:style style:name="T35" style:family="text">
      <style:text-properties style:font-name="Arial1" fo:font-size="10pt" style:font-size-asian="10pt" style:font-size-complex="10pt"/>
    </style:style>
    <style:style style:name="T36" style:family="text">
      <style:text-properties style:font-name="Arial1" fo:font-size="10pt" officeooo:rsid="00507e80" style:font-size-asian="10pt" style:font-size-complex="10pt"/>
    </style:style>
    <style:style style:name="T37" style:family="text">
      <style:text-properties style:font-name="Arial1" fo:font-size="10pt" officeooo:rsid="005ab041" style:letter-kerning="true" style:font-name-asian="SimSun" style:font-size-asian="10pt" style:language-asian="zh" style:country-asian="CN" style:font-name-complex="Lucida Sans1" style:font-size-complex="10pt" style:language-complex="hi" style:country-complex="IN"/>
    </style:style>
    <style:style style:name="T38" style:family="text">
      <style:text-properties officeooo:rsid="005e50a7"/>
    </style:style>
    <style:style style:name="T39" style:family="text">
      <style:text-properties style:text-line-through-style="none" style:text-line-through-type="none" style:font-name="Arial2" fo:letter-spacing="-0.004cm" fo:language="es" fo:country="ES" fo:font-style="normal" style:text-underline-style="none" officeooo:rsid="00040fc1" style:letter-kerning="true" style:text-blinking="false" fo:background-color="transparent" loext:char-shading-value="0" style:font-name-asian="Verdana" style:language-asian="zh" style:country-asian="CN" style:font-style-asian="normal" style:font-name-complex="Arial1" style:language-complex="ar" style:country-complex="SA" style:font-style-complex="normal"/>
    </style:style>
    <style:style style:name="T40" style:family="text">
      <style:text-properties style:text-line-through-style="none" style:text-line-through-type="none" style:font-name="Arial2" fo:letter-spacing="-0.004cm" fo:language="es" fo:country="ES" fo:font-style="normal" style:text-underline-style="none" officeooo:rsid="005d850c" style:letter-kerning="true" style:text-blinking="false" fo:background-color="transparent" loext:char-shading-value="0" style:font-name-asian="Verdana" style:language-asian="zh" style:country-asian="CN" style:font-style-asian="normal" style:font-name-complex="Arial1" style:language-complex="ar" style:country-complex="SA" style:font-style-complex="normal"/>
    </style:style>
    <style:style style:name="T41" style:family="text">
      <style:text-properties officeooo:rsid="004014a8"/>
    </style:style>
    <style:style style:name="T42" style:family="text">
      <style:text-properties officeooo:rsid="005ed18c"/>
    </style:style>
    <style:style style:name="T43" style:family="text">
      <style:text-properties fo:color="#000000" loext:opacity="100%" style:font-name="NewsGotT" fo:font-size="6pt" fo:language="pt" fo:country="BR" fo:font-style="normal" fo:font-weight="bold" style:font-name-asian="Calibri2" style:font-size-asian="6pt" style:language-asian="es" style:country-asian="ES" style:font-style-asian="normal" style:font-weight-asian="bold" style:font-name-complex="Calibri2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24">A</text:span><text:span text:style-name="T25">CUERDO PLENO APROBACIÓN INICIAL</text:span></text:p>
      <text:p text:style-name="P5"/>
      <text:p text:style-name="P9">Número de expediente: $$V_NUMEXP$$ </text:p>
      <text:p text:style-name="P9">Nombre del expediente: $$V_TITULOEXP$$</text:p>
      <text:p text:style-name="P9">Fecha: $$DIA_SISTEMA$$ <text:span text:style-name="T27">de </text:span>$$MES_SISTEMA$$ <text:span text:style-name="T27">de </text:span>$$EJERCICIO_SISTEMA$$</text:p>
      <text:p text:style-name="P10"/>
      <text:p text:style-name="P10">Visto que el Plan Anual Normativo aprobado por <text:span text:style-name="T34">a</text:span>cuerdo de Pleno de $$F_ACUERDO_PLENO$$ para el ejercicio $$EJERCICIO_PAN$$ y publicado en el <text:span text:style-name="T34">p</text:span>ortal de <text:span text:style-name="T34">t</text:span>ransparencia contiene la previsión de aprobación de la Ordenanza $$MUNICIPAL$$ Específica de Subvenciones $$MODALIDAD_SUBVENCION$$ en este ejercicio. </text:p>
      <text:p text:style-name="P10">Vista la necesidad de regular aspectos con mayor concreción y específicos de aprobación, concesión y justificación de las subvenciones y ayudas $$MODALIDAD_SUBVENCION$$, al objeto de establecer unas bases acordes y objetivas con la modalidad de subvención.</text:p>
      <text:p text:style-name="P16"><text:span text:style-name="T14">[En caso de que</text:span><text:span text:style-name="T15"> </text:span><text:span text:style-name="T14">se haya sometido </text:span><text:span text:style-name="T16">solo </text:span><text:span text:style-name="T14">a </text:span><text:span text:style-name="T16">inform</text:span><text:span text:style-name="T17">a</text:span><text:span text:style-name="T16">ción</text:span><text:span text:style-name="T14"> pública]</text:span><text:span text:style-name="T8">Finalizado </text:span><text:span text:style-name="T9">el</text:span><text:span text:style-name="T8"> trámite previo de información pública relativos a l</text:span><text:span text:style-name="T11">a aprobación de la Ordenanza $$MUNICIPAL$$ Específica de Subvenciones $$MODALIDAD_SUBVENCION$$ $$DEL_AYTO$$ $$TRATAMIENTO_AYTO$$ $$NOMBRE_AYTO$$.</text:span></text:p>
      <text:p text:style-name="P16"><text:span text:style-name="T14">[En caso de que</text:span><text:span text:style-name="T15"> </text:span><text:span text:style-name="T14">se haya sometido </text:span><text:span text:style-name="T16">solo </text:span><text:span text:style-name="T14">a consulta pública]</text:span><text:span text:style-name="T8">Finalizado </text:span><text:span text:style-name="T9">el</text:span><text:span text:style-name="T8"> trámite previo de </text:span><text:span text:style-name="T10">consulta</text:span><text:span text:style-name="T8"> pública relativos </text:span><text:span text:style-name="T7">a l</text:span><text:span text:style-name="T1">a aprobación de la Ordenanza $$MUNICIPAL$$ Específica de Subvenciones $$MODALIDAD_SUBVENCION$$ $$DEL_AYTO$$ $$TRATAMIENTO_AYTO$$ $$NOMBRE_AYTO$$.</text:span></text:p>
      <text:p text:style-name="P21"><text:span text:style-name="T21">[En caso de </text:span><text:span text:style-name="T22">que se haya recabado</text:span><text:span text:style-name="T23"> directamente la opinión de las organizaciones o asociaciones reconocidas por Ley que agrupen o representen a las personas cuyos derechos o intereses legítimos se vieren afectados por la norma y cuyos fines guarden relación directa con su objeto</text:span><text:span text:style-name="T21">]</text:span><text:span text:style-name="T38">Finalizado el trámite de recogida de la opinión de las organizaciones o asociaciones reconocidas por Ley que agrupen o representen a las personas cuyos derechos o intereses legítimos se vieren afectados por la norma y cuyos fines guarden relación directa con su objeto, en relación </text:span>a la<text:span text:style-name="Fuente_20_de_20_párrafo_20_predeter."><text:span text:style-name="T39"> </text:span></text:span><text:span text:style-name="Fuente_20_de_20_párrafo_20_predeter."><text:span text:style-name="T40">aprobación</text:span></text:span> de la <text:span text:style-name="T26">Ordenanza $$MUNICIPAL$$ Específica de Subvenciones $$MODALIDAD_SUBVENCION$$ $$DEL_AYTO$$ $$TRATAMIENTO_AYTO$$ $$NOMBRE_AYTO$$.</text:span></text:p>
      <text:p text:style-name="P22"><text:span text:style-name="T20">[En caso de que no hubiese habido ningún trámite previo de participación]</text:span>En virtud del artículo 133.4 de la Ley 39/2015, de 1 de octubre, del Procedimiento Administrativo Común de las Administraciones Públicas, se prescindió de los trámites de consulta, audiencia e información pública debido a los siguientes motivos:</text:p>
      <text:p text:style-name="P23">$$MOTIVOS_NOPART$$</text:p>
      <text:p text:style-name="P10">Visto el informe de Secretaría de fecha $$F_F_ISE$$.</text:p>
      <text:p text:style-name="P15"><text:span text:style-name="T18">[En caso de que </text:span><text:span text:style-name="T19">haya Dictamen por la Comisión Informativa]</text:span><text:span text:style-name="T35">De acuerdo con el Dictamen favorable de la Comisión Informativa, y en virtud de las atribuciones conferidas </text:span><text:span text:style-name="T37">al Pleno</text:span><text:span text:style-name="T35"> $$DEL_AYTO$$ $$AYUNTAMIENTO$$ por el artículo 49 de la Ley 7/1985, de 2 de abril, </text:span><text:span text:style-name="T36">R</text:span><text:span text:style-name="T35">eguladora de las Bases del Régimen Local,<text:tab/></text:span></text:p>
      <text:p text:style-name="P15"><text:span text:style-name="T18">[En caso de que </text:span><text:span text:style-name="T19">no haya Dictamen por la Comisión Informativa]</text:span><text:span text:style-name="T6">E</text:span><text:span text:style-name="T35">n virtud de las atribuciones conferidas </text:span><text:span text:style-name="T37">al Pleno</text:span><text:span text:style-name="T35"> $$DEL_AYTO$$ $$AYUNTAMIENTO$$ por el artículo 49 de la Ley 7/1985, de 2 de abril, </text:span><text:span text:style-name="T36">R</text:span><text:span text:style-name="T35">eguladora de las Bases del Régimen Local,<text:tab/></text:span></text:p>
      <text:p text:style-name="P14"/>
      <text:p text:style-name="P12">A<text:span text:style-name="T13">CUERDA</text:span></text:p>
      <text:p text:style-name="P13"/>
      <text:p text:style-name="P7"><text:soft-page-break/><text:span text:style-name="T28">PRIMERO</text:span>.- La aprobación inicial de la Ordenanza $$MUNICIPAL$$ Específica de Subvenciones $$MODALIDAD_SUBVENCION$$. </text:p>
      <text:p text:style-name="P8">[Transcribir proyecto Ordenanza]</text:p>
      <text:p text:style-name="P6"><text:span text:style-name="T5">SEGUNDO</text:span><text:span text:style-name="T1">.- </text:span><text:span text:style-name="T3">Exponer</text:span><text:span text:style-name="T1"> el acuerdo adoptado en el tablón de anuncios de $$ESTE_ART$$ $$TRATAMIENTO_AYTO$$ $$AYUNTAMIENTO$$, así como en el portal web, durante el plazo de 30 días hábiles, durante los cuales los/</text:span><text:span text:style-name="T4">las</text:span><text:span text:style-name="T1"> ciudadanos/</text:span><text:span text:style-name="T4">as</text:span><text:span text:style-name="T1"> podrán presentar las alegaciones o sugerencias que consideren oportunas. </text:span></text:p>
      <text:p text:style-name="P24">Publicar el anuncio de exposición en el Boletín Oficial de la Provincia.</text:p>
      <text:p text:style-name="P7"><text:span text:style-name="T28">TERCERO</text:span>.- En caso de no presentarse reclamaciones ni sugerencias, la Ordenanza $$MUNICIPAL$$ Específica de Subvenciones $$MODALIDAD_SUBVENCION$$ se entenderá definitivamente aprobada. </text:p>
      <text:p text:style-name="P7"><text:span text:style-name="T28">CUARTO</text:span>.- Publicar los acuerdos definitivos y el texto íntegro de la Ordenanza aprobada en el «Boletín Oficial» de la provincia, en caso de no presentarse reclamaciones durante el período de exposición pública. </text:p>
      <text:p text:style-name="P7"><text:span text:style-name="T28">QUINTO</text:span>.- Que el acuerdo y el texto de la Ordenanza, definitivamente aprobado, se comunique a la Administración del Estado y de la Comunidad Autónoma en cumplimiento de lo dispuesto en el artículo 65 y 70.2 de la Ley 7/1985, de 2 de abril, Reguladora de las Bases del Régimen Local. </text:p>
      <text:p text:style-name="P17"><text:span text:style-name="T29">SEXTO</text:span><text:span text:style-name="T2">.- La Ordenanza $$MUNICIPAL$$ Específica de Subvenciones $$MODALIDAD_SUBVENCION$$ entrará en vigor transcurridos 15 días </text:span><text:span text:style-name="T41">hábiles</text:span><text:span text:style-name="T2"> desde la recepción del acuerdo remitido conforme al punto Cuarto del </text:span><text:span text:style-name="T42">presente </text:span><text:span text:style-name="T2">acuerdo, en cumplimiento del artículo 70.2 de la Ley 7/1985, de 2 de abril.</text:span></text:p>
      <text:p text:style-name="P11"/>
      <text:p text:style-name="P18"/>
      <text:p text:style-name="P20"><text:span text:style-name="Fuente_20_de_20_párrafo_20_predeter."><text:span text:style-name="T30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31"><text:text-input text:description="JOOScript">${(FIRMANTES_FDO_AUXILIAR)!}</text:text-input></text:span></text:span><text:span text:style-name="T33"><text:s/></text:span><text:span text:style-name="Fuente_20_de_20_párrafo_20_predeter."><text:span text:style-name="T32"><text:text-input text:description="JOOScript">${(FIRMANTES_AUXILIAR)!}</text:text-input></text:span></text:span><text:span text:style-name="Fuente_20_de_20_párrafo_20_predeter."><text:span text:style-name="T32"><text:s/></text:span></text:span></text:p>
      <text:p text:style-name="P19"><text:span text:style-name="Fuente_20_de_20_párrafo_20_predeter."><text:span text:style-name="T12"><text:text-input text:description="JOOScript">${(FIRMANTE_DELEGACION_AUXILIAR)!}</text:text-input></text:span></text:span><text:span text:style-name="Fuente_20_de_20_párrafo_20_predeter."><text:span text:style-name="T12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/>
    <style:font-face style:name="Lucida Sans" svg:font-family="'Lucida Sans'" style:font-family-generic="swiss"/>
    <style:font-face style:name="Amiri Quran" svg:font-family="'Amiri Quran'" style:font-pitch="variable"/>
    <style:font-face style:name="Calibri3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1" svg:font-family="Calibri" style:font-family-generic="swiss" style:font-pitch="variable"/>
    <style:font-face style:name="Calibri2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4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4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4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4" style:font-family-asian="Calibri" style:font-family-generic-asian="system" style:font-pitch-asian="variable" style:font-size-asian="11pt" style:language-asian="en" style:country-asian="US" style:font-name-complex="Calibri4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1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2" style:font-size-asian="6pt" style:language-asian="es" style:country-asian="ES" style:font-style-asian="normal" style:font-weight-asian="bold" style:font-name-complex="Calibri2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51</meta:editing-cycles>
    <meta:creation-date>2019-09-12T08:50:52.807000000</meta:creation-date>
    <meta:editing-duration>P1DT11H22M6S</meta:editing-duration>
    <meta:generator>LibreOffice/7.0.2.2$Windows_X86_64 LibreOffice_project/8349ace3c3162073abd90d81fd06dcfb6b36b994</meta:generator>
    <dc:date>2021-03-04T12:35:40.580000000</dc:date>
    <dc:creator>N G</dc:creator>
    <meta:document-statistic meta:table-count="0" meta:image-count="0" meta:object-count="0" meta:page-count="2" meta:paragraph-count="31" meta:word-count="634" meta:character-count="4587" meta:non-whitespace-character-count="3979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